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7966243F0D4EA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8309" officeooo:paragraph-rsid="0015830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2.431cm, 5.23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>output - </text:p>
      <text:p text:style-name="P1"><draw:frame draw:style-name="fr1" draw:name="Image1" text:anchor-type="char" svg:x="-0.099cm" svg:y="1.628cm" svg:width="18.179cm" svg:height="23.102cm" draw:z-index="0"><draw:image xlink:href="Pictures/100002010000078000000438D7966243F0D4EA50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4T09:20:00.191177175</meta:creation-date>
    <dc:date>2025-04-04T09:21:21.506681053</dc:date>
    <meta:editing-duration>PT1M21S</meta:editing-duration>
    <meta:editing-cycles>1</meta:editing-cycles>
    <meta:document-statistic meta:table-count="0" meta:image-count="1" meta:object-count="0" meta:page-count="1" meta:paragraph-count="2" meta:word-count="4" meta:character-count="21" meta:non-whitespace-character-count="18"/>
    <meta:generator>LibreOffice/6.4.7.2$Linux_X86_64 LibreOffice_project/40$Build-2</meta:generator>
  </office:meta>
</office:document-meta>
</file>